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imbus Roman No9 L" svg:font-family="Nimbus Roman No9 L" style:font-family-generic="roman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Названиеобъекта1" style:master-page-name="MP0" style:family="paragraph">
      <style:paragraph-properties fo:break-before="page" fo:text-align="end"/>
      <style:text-properties style:font-size-complex="14pt"/>
    </style:style>
    <style:style style:name="P2" style:parent-style-name="Названиеобъекта1" style:family="paragraph">
      <style:text-properties fo:font-weight="bold" style:font-weight-asian="bold" style:font-weight-complex="bold" style:font-size-complex="14pt"/>
    </style:style>
    <style:style style:name="P3" style:parent-style-name="Standard" style:family="paragraph">
      <style:text-properties style:font-size-complex="14pt"/>
    </style:style>
    <style:style style:name="T4" style:parent-style-name="Основнойшрифтабзаца" style:family="text">
      <style:text-properties fo:font-size="14pt" style:font-size-asian="14pt" style:font-size-complex="14pt"/>
    </style:style>
    <style:style style:name="T5" style:parent-style-name="Основнойшрифтабзаца" style:family="text">
      <style:text-properties style:font-size-complex="14pt"/>
    </style:style>
    <style:style style:name="T6" style:parent-style-name="Основнойшрифтабзаца" style:family="text">
      <style:text-properties style:font-size-complex="14pt" style:text-underline-type="single" style:text-underline-style="solid" style:text-underline-width="auto" style:text-underline-mode="continuous"/>
    </style:style>
    <style:style style:name="T7" style:parent-style-name="Основнойшрифтабзаца" style:family="text">
      <style:text-properties style:font-size-complex="14pt"/>
    </style:style>
    <style:style style:name="P8" style:parent-style-name="Standard" style:family="paragraph">
      <style:paragraph-properties fo:text-align="center"/>
      <style:text-properties fo:font-size="10pt" style:font-size-asian="10pt" style:font-size-complex="9pt"/>
    </style:style>
    <style:style style:name="T9" style:parent-style-name="Основнойшрифтабзаца" style:family="text">
      <style:text-properties fo:font-size="14pt" style:font-size-asian="14pt" style:font-size-complex="14pt"/>
    </style:style>
    <style:style style:name="T10" style:parent-style-name="Основнойшрифтабзаца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1" style:parent-style-name="Основнойшрифтабзаца" style:family="text">
      <style:text-properties fo:font-size="14pt" style:font-size-asian="14pt" style:font-size-complex="14pt"/>
    </style:style>
    <style:style style:name="T12" style:parent-style-name="Основнойшрифтабзаца" style:family="text">
      <style:text-properties fo:font-size="14pt" style:font-size-asian="14pt" style:font-size-complex="14pt"/>
    </style:style>
    <style:style style:name="T13" style:parent-style-name="Основнойшрифтабзаца2" style:family="text">
      <style:text-properties style:font-name="Times New Roman" style:font-name-complex="Nimbus Roman No9 L" style:font-style-complex="italic" fo:font-size="14pt" style:font-size-asian="14pt" style:font-size-complex="14pt"/>
    </style:style>
    <style:style style:name="T14" style:parent-style-name="Основнойшрифтабзаца2" style:family="text">
      <style:text-properties style:font-name="Times New Roman" style:font-name-complex="Nimbus Roman No9 L" style:font-style-complex="italic"/>
    </style:style>
    <style:style style:name="P15" style:parent-style-name="Textbody" style:family="paragraph">
      <style:paragraph-properties fo:margin-left="1.2798in">
        <style:tab-stops/>
      </style:paragraph-properties>
      <style:text-properties fo:font-size="10pt" style:font-size-asian="10pt"/>
    </style:style>
    <style:style style:name="P16" style:parent-style-name="Textbody" style:list-style-name="WW8Num1" style:family="paragraph">
      <style:paragraph-properties fo:widows="2" fo:orphans="2" fo:text-align="center" fo:margin-bottom="0in" fo:line-height="100%"/>
      <style:text-properties fo:hyphenate="true"/>
    </style:style>
    <style:style style:name="T17" style:parent-style-name="Основнойшрифтабзаца" style:family="text">
      <style:text-properties fo:text-transform="uppercase" style:language-asian="ru" style:country-asian="RU" style:language-complex="ar" style:country-complex="SA"/>
    </style:style>
    <style:style style:name="T18" style:parent-style-name="Основнойшрифтабзаца" style:family="text">
      <style:text-properties style:language-asian="ru" style:country-asian="RU" style:language-complex="ar" style:country-complex="SA"/>
    </style:style>
    <style:style style:name="T19" style:parent-style-name="Основнойшрифтабзаца" style:family="text">
      <style:text-properties fo:text-transform="uppercase" style:language-asian="ru" style:country-asian="RU" style:language-complex="ar" style:country-complex="SA"/>
    </style:style>
    <style:style style:name="T20" style:parent-style-name="Основнойшрифтабзаца" style:family="text">
      <style:text-properties style:language-asian="ru" style:country-asian="RU" style:language-complex="ar" style:country-complex="SA"/>
    </style:style>
    <style:style style:name="T21" style:parent-style-name="Основнойшрифтабзаца" style:family="text">
      <style:text-properties style:language-asian="ru" style:country-asian="RU" style:language-complex="ar" style:country-complex="SA"/>
    </style:style>
    <style:style style:name="P22" style:parent-style-name="Textbody" style:family="paragraph">
      <style:paragraph-properties fo:text-align="center"/>
    </style:style>
    <style:style style:name="T2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4" style:parent-style-name="Textbody" style:family="paragraph">
      <style:text-properties fo:font-weight="bold" style:font-weight-asian="bold" fo:font-style="italic" style:font-style-asian="italic" style:font-style-complex="italic" fo:font-size="14pt" style:font-size-asian="14pt" style:font-size-complex="14pt"/>
    </style:style>
    <style:style style:name="TableColumn26" style:family="table-column">
      <style:table-column-properties style:column-width="4.702in" style:use-optimal-column-width="false"/>
    </style:style>
    <style:style style:name="TableColumn27" style:family="table-column">
      <style:table-column-properties style:column-width="1.3576in" style:use-optimal-column-width="false"/>
    </style:style>
    <style:style style:name="TableColumn28" style:family="table-column">
      <style:table-column-properties style:column-width="1.1979in" style:use-optimal-column-width="false"/>
    </style:style>
    <style:style style:name="Table25" style:family="table">
      <style:table-properties style:width="7.2576in" fo:margin-left="-0.0854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1" style:parent-style-name="Textbody" style:family="paragraph">
      <style:paragraph-properties fo:text-align="center"/>
      <style:text-properties fo:font-weight="bold" style:font-weight-asian="bold"/>
    </style:style>
    <style:style style:name="TableCell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" style:parent-style-name="Textbody" style:family="paragraph">
      <style:paragraph-properties fo:text-align="center"/>
      <style:text-properties fo:font-weight="bold" style:font-weight-asian="bold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Textbody" style:family="paragraph">
      <style:paragraph-properties style:snap-to-layout-grid="false" fo:text-align="center"/>
      <style:text-properties fo:font-weight="bold" style:font-weight-asian="bold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8" style:parent-style-name="Standard" style:family="paragraph">
      <style:paragraph-properties style:snap-to-layout-grid="false"/>
    </style:style>
    <style:style style:name="T39" style:parent-style-name="Основнойшрифтабзаца" style:family="text">
      <style:text-properties style:font-name-asian="Times New Roman" fo:color="#000000"/>
    </style:style>
    <style:style style:name="T40" style:parent-style-name="Основнойшрифтабзаца1" style:family="text">
      <style:text-properties style:font-name-asian="Times New Roman" fo:color="#000000"/>
    </style:style>
    <style:style style:name="T41" style:parent-style-name="Основнойшрифтабзаца1" style:family="text">
      <style:text-properties style:font-name-asian="Times New Roman" fo:color="#000000"/>
    </style:style>
    <style:style style:name="TableCell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" style:parent-style-name="Textbody" style:family="paragraph">
      <style:paragraph-properties style:snap-to-layout-grid="false" fo:text-align="center"/>
    </style:style>
    <style:style style:name="P44" style:parent-style-name="Textbody" style:family="paragraph">
      <style:paragraph-properties style:snap-to-layout-grid="false" fo:text-align="center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Textbody" style:family="paragraph">
      <style:paragraph-properties style:snap-to-layout-grid="false" fo:text-align="center"/>
      <style:text-properties fo:font-weight="bold" style:font-weight-asian="bold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9" style:parent-style-name="Standard" style:family="paragraph">
      <style:paragraph-properties style:snap-to-layout-grid="false"/>
    </style:style>
    <style:style style:name="T50" style:parent-style-name="Основнойшрифтабзаца" style:family="text">
      <style:text-properties fo:color="#000000"/>
    </style:style>
    <style:style style:name="T51" style:parent-style-name="Основнойшрифтабзаца" style:family="text">
      <style:text-properties fo:color="#000000" fo:font-size="14pt" style:font-size-asian="14pt" style:font-size-complex="14pt"/>
    </style:style>
    <style:style style:name="T52" style:parent-style-name="Основнойшрифтабзаца" style:family="text">
      <style:text-properties style:font-name-asian="Times New Roman" fo:color="#000000"/>
    </style:style>
    <style:style style:name="TableCell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" style:parent-style-name="Textbody" style:family="paragraph">
      <style:paragraph-properties style:snap-to-layout-grid="false" fo:text-align="center"/>
    </style:style>
    <style:style style:name="P55" style:parent-style-name="Textbody" style:family="paragraph">
      <style:paragraph-properties style:snap-to-layout-grid="false" fo:text-align="center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Textbody" style:family="paragraph">
      <style:paragraph-properties style:snap-to-layout-grid="false" fo:text-align="center"/>
      <style:text-properties fo:font-weight="bold" style:font-weight-asian="bold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0" style:parent-style-name="Standard" style:family="paragraph">
      <style:paragraph-properties style:snap-to-layout-grid="false"/>
    </style:style>
    <style:style style:name="T61" style:parent-style-name="Основнойшрифтабзаца" style:family="text">
      <style:text-properties fo:color="#000000"/>
    </style:style>
    <style:style style:name="T62" style:parent-style-name="Основнойшрифтабзаца" style:family="text">
      <style:text-properties style:font-name-asian="Times New Roman" fo:color="#000000"/>
    </style:style>
    <style:style style:name="T63" style:parent-style-name="Основнойшрифтабзаца" style:family="text">
      <style:text-properties style:font-name-asian="Times New Roman" fo:color="#000000"/>
    </style:style>
    <style:style style:name="TableCell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5" style:parent-style-name="Textbody" style:family="paragraph">
      <style:paragraph-properties style:snap-to-layout-grid="false" fo:text-align="center"/>
    </style:style>
    <style:style style:name="P66" style:parent-style-name="Textbody" style:family="paragraph">
      <style:paragraph-properties style:snap-to-layout-grid="false" fo:text-align="center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Textbody" style:family="paragraph">
      <style:paragraph-properties style:snap-to-layout-grid="false" fo:text-align="center"/>
      <style:text-properties fo:font-weight="bold" style:font-weight-asian="bold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1" style:parent-style-name="Standard" style:family="paragraph">
      <style:paragraph-properties style:snap-to-layout-grid="false"/>
      <style:text-properties style:font-name-asian="Times New Roman" fo:color="#000000"/>
    </style:style>
    <style:style style:name="TableCell7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" style:parent-style-name="Textbody" style:family="paragraph">
      <style:paragraph-properties style:snap-to-layout-grid="false" fo:text-align="center"/>
    </style:style>
    <style:style style:name="P74" style:parent-style-name="Textbody" style:family="paragraph">
      <style:paragraph-properties style:snap-to-layout-grid="false" fo:text-align="center"/>
    </style:style>
    <style:style style:name="TableCell7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6" style:parent-style-name="Textbody" style:family="paragraph">
      <style:paragraph-properties style:snap-to-layout-grid="false" fo:text-align="center"/>
      <style:text-properties fo:font-weight="bold" style:font-weight-asian="bold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9" style:parent-style-name="Standard" style:family="paragraph">
      <style:paragraph-properties style:snap-to-layout-grid="false"/>
    </style:style>
    <style:style style:name="T80" style:parent-style-name="Основнойшрифтабзаца1" style:family="text">
      <style:text-properties style:font-name-asian="Times New Roman" fo:color="#000000"/>
    </style:style>
    <style:style style:name="TableCell8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2" style:parent-style-name="Textbody" style:family="paragraph">
      <style:paragraph-properties style:snap-to-layout-grid="false" fo:text-align="center"/>
    </style:style>
    <style:style style:name="P83" style:parent-style-name="Textbody" style:family="paragraph">
      <style:paragraph-properties style:snap-to-layout-grid="false" fo:text-align="center"/>
    </style:style>
    <style:style style:name="TableCell8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5" style:parent-style-name="Textbody" style:family="paragraph">
      <style:paragraph-properties style:snap-to-layout-grid="false" fo:text-align="center"/>
      <style:text-properties fo:font-weight="bold" style:font-weight-asian="bold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88" style:parent-style-name="Standard" style:family="paragraph">
      <style:paragraph-properties style:snap-to-layout-grid="false"/>
    </style:style>
    <style:style style:name="T89" style:parent-style-name="Основнойшрифтабзаца" style:family="text">
      <style:text-properties style:font-name="Times New Roman"/>
    </style:style>
    <style:style style:name="T90" style:parent-style-name="Основнойшрифтабзаца" style:family="text">
      <style:text-properties style:font-name="Times New Roman" fo:color="#000000"/>
    </style:style>
    <style:style style:name="T91" style:parent-style-name="Основнойшрифтабзаца" style:family="text">
      <style:text-properties style:font-name="Times New Roman"/>
    </style:style>
    <style:style style:name="T92" style:parent-style-name="Основнойшрифтабзаца" style:family="text">
      <style:text-properties style:font-name="Times New Roman" style:font-name-asian="Times New Roman" fo:color="#000000"/>
    </style:style>
    <style:style style:name="TableCell9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" style:parent-style-name="Textbody" style:family="paragraph">
      <style:paragraph-properties style:snap-to-layout-grid="false" fo:text-align="center"/>
    </style:style>
    <style:style style:name="P95" style:parent-style-name="Textbody" style:family="paragraph">
      <style:paragraph-properties style:snap-to-layout-grid="false" fo:text-align="center"/>
    </style:style>
    <style:style style:name="TableCell9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7" style:parent-style-name="Textbody" style:family="paragraph">
      <style:paragraph-properties style:snap-to-layout-grid="false" fo:text-align="center"/>
      <style:text-properties fo:font-weight="bold" style:font-weight-asian="bold"/>
    </style:style>
    <style:style style:name="P98" style:parent-style-name="Textbody" style:family="paragraph">
      <style:text-properties fo:font-weight="bold" style:font-weight-asian="bold" fo:font-style="italic" style:font-style-asian="italic" fo:font-size="14pt" style:font-size-asian="14pt" style:font-size-complex="14pt"/>
    </style:style>
    <style:style style:name="P99" style:parent-style-name="Textbody" style:family="paragraph">
      <style:text-properties fo:font-weight="bold" style:font-weight-asian="bold" fo:font-style="italic" style:font-style-asian="italic" fo:font-size="14pt" style:font-size-asian="14pt" style:font-size-complex="14pt"/>
    </style:style>
    <style:style style:name="TableColumn101" style:family="table-column">
      <style:table-column-properties style:column-width="5.5937in" style:use-optimal-column-width="false"/>
    </style:style>
    <style:style style:name="TableColumn102" style:family="table-column">
      <style:table-column-properties style:column-width="1.6798in" style:use-optimal-column-width="false"/>
    </style:style>
    <style:style style:name="Table100" style:family="table">
      <style:table-properties style:width="7.2736in" fo:margin-left="-0.0854in" table:align="lef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0.0069in solid #000000" fo:border-left="0.0069in solid #000000" fo:border-bottom="0.0069in solid #000000" fo:border-right="none" fo:background-color="#FFFFFF" style:writing-mode="lr-tb" style:vertical-align="middle" fo:padding-top="0in" fo:padding-left="0.075in" fo:padding-bottom="0in" fo:padding-right="0.075in"/>
    </style:style>
    <style:style style:name="P105" style:parent-style-name="Textbody" style:family="paragraph">
      <style:paragraph-properties fo:text-align="center"/>
      <style:text-properties fo:font-weight="bold" style:font-weight-asian="bold" style:font-weight-complex="bold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Textbody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P108" style:parent-style-name="Textbody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TableRow109" style:family="table-row">
      <style:table-row-properties style:min-row-height="0.4493in" style:use-optimal-row-height="false"/>
    </style:style>
    <style:style style:name="TableCell110" style:family="table-cell">
      <style:table-cell-properties fo:border-top="none" fo:border-left="0.0069in solid #000000" fo:border-bottom="0.0069in solid #000000" fo:border-right="none" fo:background-color="#FFFFFF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keep-with-next="always" fo:keep-together="always" text:number-lines="false" style:snap-to-layout-grid="false"/>
    </style:style>
    <style:style style:name="T112" style:parent-style-name="Основнойшрифтабзаца" style:family="text">
      <style:text-properties style:font-name-asian="Calibri" style:font-weight-complex="bold" style:font-style-complex="italic"/>
    </style:style>
    <style:style style:name="T113" style:parent-style-name="Основнойшрифтабзаца" style:family="text">
      <style:text-properties style:font-name="Times New Roman" style:font-name-complex="Times New Roman"/>
    </style:style>
    <style:style style:name="T114" style:parent-style-name="Основнойшрифтабзаца" style:family="text">
      <style:text-properties style:font-name="Times New Roman" style:font-name-complex="Times New Roman"/>
    </style:style>
    <style:style style:name="TableCell11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6" style:parent-style-name="Textbody" style:family="paragraph">
      <style:paragraph-properties style:snap-to-layout-grid="false" fo:text-align="center"/>
      <style:text-properties fo:font-weight="bold" style:font-weight-asian="bold"/>
    </style:style>
    <style:style style:name="TableRow117" style:family="table-row">
      <style:table-row-properties style:min-row-height="0.4854in" style:use-optimal-row-height="false"/>
    </style:style>
    <style:style style:name="TableCell118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keep-with-next="always" fo:keep-together="always" text:number-lines="false" style:snap-to-layout-grid="false"/>
    </style:style>
    <style:style style:name="T120" style:parent-style-name="Основнойшрифтабзаца" style:family="text">
      <style:text-properties style:font-name-asian="Calibri" style:font-weight-complex="bold" style:font-style-complex="italic"/>
    </style:style>
    <style:style style:name="T121" style:parent-style-name="Основнойшрифтабзаца" style:family="text">
      <style:text-properties style:font-name="Times New Roman" style:font-name-asian="Calibri" style:font-name-complex="Times New Roman" style:font-weight-complex="bold" style:font-style-complex="italic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Textbody" style:family="paragraph">
      <style:paragraph-properties style:snap-to-layout-grid="false" fo:text-align="center"/>
      <style:text-properties fo:font-weight="bold" style:font-weight-asian="bold"/>
    </style:style>
    <style:style style:name="TableRow124" style:family="table-row">
      <style:table-row-properties style:min-row-height="0.4826in" style:use-optimal-row-height="false"/>
    </style:style>
    <style:style style:name="TableCell125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keep-with-next="always" fo:keep-together="always" text:number-lines="false" style:snap-to-layout-grid="false"/>
    </style:style>
    <style:style style:name="T127" style:parent-style-name="Основнойшрифтабзаца" style:family="text">
      <style:text-properties style:font-name-asian="Calibri" style:font-weight-complex="bold" style:font-style-complex="italic"/>
    </style:style>
    <style:style style:name="T128" style:parent-style-name="Основнойшрифтабзаца" style:family="text">
      <style:text-properties style:font-name="Times New Roman" style:font-name-asian="Calibri" style:font-name-complex="Times New Roman" style:font-weight-complex="bold" style:font-style-complex="italic"/>
    </style:style>
    <style:style style:name="T129" style:parent-style-name="Основнойшрифтабзаца" style:family="text">
      <style:text-properties style:font-name="Times New Roman" style:font-name-asian="Calibri" style:font-name-complex="Times New Roman" style:font-weight-complex="bold" style:font-style-complex="italic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Textbody" style:family="paragraph">
      <style:paragraph-properties style:snap-to-layout-grid="false" fo:text-align="center"/>
      <style:text-properties fo:font-weight="bold" style:font-weight-asian="bold"/>
    </style:style>
    <style:style style:name="TableRow132" style:family="table-row">
      <style:table-row-properties style:min-row-height="0.4798in" style:use-optimal-row-height="false"/>
    </style:style>
    <style:style style:name="TableCell133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keep-with-next="always" fo:keep-together="always" text:number-lines="false" style:snap-to-layout-grid="false"/>
      <style:text-properties style:font-name-asian="Calibri" style:font-weight-complex="bold" style:font-style-complex="italic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Textbody" style:family="paragraph">
      <style:paragraph-properties style:snap-to-layout-grid="false" fo:text-align="center"/>
      <style:text-properties fo:font-weight="bold" style:font-weight-asian="bold"/>
    </style:style>
    <style:style style:name="TableRow137" style:family="table-row">
      <style:table-row-properties style:min-row-height="0.5819in" style:use-optimal-row-height="false"/>
    </style:style>
    <style:style style:name="TableCell138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keep-with-next="always" fo:keep-together="always" text:number-lines="false" style:snap-to-layout-grid="false"/>
      <style:text-properties style:font-name-asian="Calibri" style:font-weight-complex="bold" style:font-style-complex="italic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Textbody" style:family="paragraph">
      <style:paragraph-properties style:snap-to-layout-grid="false" fo:text-align="center"/>
      <style:text-properties fo:font-weight="bold" style:font-weight-asian="bold"/>
    </style:style>
    <style:style style:name="TableRow142" style:family="table-row">
      <style:table-row-properties style:min-row-height="0.5819in" style:use-optimal-row-height="false"/>
    </style:style>
    <style:style style:name="TableCell143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keep-with-next="always" fo:keep-together="always" text:number-lines="false" style:snap-to-layout-grid="false"/>
    </style:style>
    <style:style style:name="T145" style:parent-style-name="Основнойшрифтабзаца" style:family="text">
      <style:text-properties style:font-name-asian="Calibri" style:font-weight-complex="bold" style:font-style-complex="italic"/>
    </style:style>
    <style:style style:name="T146" style:parent-style-name="Основнойшрифтабзаца" style:family="text">
      <style:text-properties style:font-name="Times New Roman" style:font-name-asian="Calibri" style:font-name-complex="Times New Roman" style:font-weight-complex="bold" style:font-style-complex="italic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Textbody" style:family="paragraph">
      <style:paragraph-properties style:snap-to-layout-grid="false" fo:text-align="center"/>
      <style:text-properties fo:font-weight="bold" style:font-weight-asian="bold"/>
    </style:style>
    <style:style style:name="TableRow149" style:family="table-row">
      <style:table-row-properties style:min-row-height="0.4604in" style:use-optimal-row-height="false"/>
    </style:style>
    <style:style style:name="TableCell150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keep-with-next="always" fo:keep-together="always" text:number-lines="false" style:snap-to-layout-grid="false"/>
    </style:style>
    <style:style style:name="T152" style:parent-style-name="Основнойшрифтабзаца" style:family="text">
      <style:text-properties style:font-name-asian="Calibri" style:font-weight-complex="bold" style:font-style-complex="italic"/>
    </style:style>
    <style:style style:name="T153" style:parent-style-name="Основнойшрифтабзаца" style:family="text">
      <style:text-properties style:font-name="Times New Roman" style:font-name-asian="Calibri" style:font-name-complex="Times New Roman" style:font-weight-complex="bold" style:font-style-complex="italic"/>
    </style:style>
    <style:style style:name="T154" style:parent-style-name="Основнойшрифтабзаца" style:family="text">
      <style:text-properties style:font-name="Times New Roman" style:font-name-asian="Calibri" style:font-name-complex="Times New Roman" style:font-weight-complex="bold" style:font-style-complex="italic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Textbody" style:family="paragraph">
      <style:paragraph-properties style:snap-to-layout-grid="false" fo:text-align="center"/>
      <style:text-properties fo:font-weight="bold" style:font-weight-asian="bold"/>
    </style:style>
    <style:style style:name="TableRow157" style:family="table-row">
      <style:table-row-properties style:min-row-height="0.618in" style:use-optimal-row-height="false"/>
    </style:style>
    <style:style style:name="TableCell158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keep-with-next="always" fo:keep-together="always" text:number-lines="false" style:snap-to-layout-grid="false"/>
    </style:style>
    <style:style style:name="T160" style:parent-style-name="Основнойшрифтабзаца" style:family="text">
      <style:text-properties style:font-name-asian="Calibri" style:font-weight-complex="bold" style:font-style-complex="italic"/>
    </style:style>
    <style:style style:name="T161" style:parent-style-name="Основнойшрифтабзаца" style:family="text">
      <style:text-properties style:font-name="Times New Roman" style:font-name-asian="Calibri" style:font-name-complex="Times New Roman" style:font-weight-complex="bold" style:font-style-complex="italic"/>
    </style:style>
    <style:style style:name="T162" style:parent-style-name="Основнойшрифтабзаца" style:family="text">
      <style:text-properties style:font-name="Times New Roman" style:font-name-asian="Calibri" style:font-name-complex="Times New Roman" style:font-weight-complex="bold" style:font-style-complex="italic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Textbody" style:family="paragraph">
      <style:paragraph-properties style:snap-to-layout-grid="false" fo:text-align="center"/>
      <style:text-properties fo:font-weight="bold" style:font-weight-asian="bold"/>
    </style:style>
    <style:style style:name="TableRow165" style:family="table-row">
      <style:table-row-properties style:min-row-height="0.359in" style:use-optimal-row-height="false"/>
    </style:style>
    <style:style style:name="TableCell166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keep-with-next="always" fo:keep-together="always" text:number-lines="false" style:snap-to-layout-grid="false"/>
    </style:style>
    <style:style style:name="T168" style:parent-style-name="Основнойшрифтабзаца" style:family="text">
      <style:text-properties style:font-name-asian="Calibri" style:font-weight-complex="bold" style:font-style-complex="italic"/>
    </style:style>
    <style:style style:name="T169" style:parent-style-name="Основнойшрифтабзаца" style:family="text">
      <style:text-properties style:font-name="Times New Roman" style:font-name-asian="Calibri" style:font-name-complex="Times New Roman" style:font-weight-complex="bold" style:font-style-complex="italic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Textbody" style:family="paragraph">
      <style:paragraph-properties style:snap-to-layout-grid="false" fo:text-align="center"/>
      <style:text-properties fo:font-weight="bold" style:font-weight-asian="bold"/>
    </style:style>
    <style:style style:name="TableRow172" style:family="table-row">
      <style:table-row-properties style:min-row-height="0.3673in" style:use-optimal-row-height="false"/>
    </style:style>
    <style:style style:name="TableCell173" style:family="table-cell">
      <style:table-cell-properties fo:border-top="none" fo:border-left="0.0069in solid #000000" fo:border-bottom="0.0069in solid #000000" fo:border-right="none" fo:background-color="#FFFFFF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keep-with-next="always" fo:keep-together="always" text:number-lines="false" style:snap-to-layout-grid="false"/>
    </style:style>
    <style:style style:name="T175" style:parent-style-name="Основнойшрифтабзаца" style:family="text">
      <style:text-properties style:font-name-asian="Calibri" style:font-weight-complex="bold" style:font-style-complex="italic"/>
    </style:style>
    <style:style style:name="T176" style:parent-style-name="Основнойшрифтабзаца" style:family="text">
      <style:text-properties style:font-name="Times New Roman" style:font-name-asian="Calibri" style:font-name-complex="Times New Roman" style:font-weight-complex="bold" style:font-style-complex="italic"/>
    </style:style>
    <style:style style:name="TableCell17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78" style:parent-style-name="Textbody" style:family="paragraph">
      <style:paragraph-properties style:snap-to-layout-grid="false" fo:text-align="center"/>
      <style:text-properties fo:font-weight="bold" style:font-weight-asian="bold"/>
    </style:style>
    <style:style style:name="TableRow179" style:family="table-row">
      <style:table-row-properties style:min-row-height="0.4645in" style:use-optimal-row-height="false"/>
    </style:style>
    <style:style style:name="TableCell180" style:family="table-cell">
      <style:table-cell-properties fo:border-top="none" fo:border-left="0.0069in solid #000000" fo:border-bottom="0.0069in solid #000000" fo:border-right="none" fo:background-color="#FFFFFF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keep-with-next="always" fo:keep-together="always" text:number-lines="false" style:snap-to-layout-grid="false"/>
    </style:style>
    <style:style style:name="T182" style:parent-style-name="Основнойшрифтабзаца" style:family="text">
      <style:text-properties style:font-name-asian="Calibri" style:font-weight-complex="bold" style:font-style-complex="italic"/>
    </style:style>
    <style:style style:name="T183" style:parent-style-name="Основнойшрифтабзаца" style:family="text">
      <style:text-properties style:font-name-asian="Calibri" style:font-weight-complex="bold" style:font-style-complex="italic" fo:letter-spacing="-0.0055in"/>
    </style:style>
    <style:style style:name="T184" style:parent-style-name="Основнойшрифтабзаца" style:family="text">
      <style:text-properties style:font-name="Times New Roman" style:font-name-asian="Calibri" style:font-name-complex="Times New Roman" style:font-weight-complex="bold" style:font-style-complex="italic" fo:letter-spacing="-0.0055in"/>
    </style:style>
    <style:style style:name="T185" style:parent-style-name="Основнойшрифтабзаца" style:family="text">
      <style:text-properties style:font-name="Times New Roman" style:font-name-asian="Calibri" style:font-name-complex="Times New Roman" style:font-weight-complex="bold" style:font-style-complex="italic"/>
    </style:style>
    <style:style style:name="T186" style:parent-style-name="Основнойшрифтабзаца" style:family="text">
      <style:text-properties style:font-name="Times New Roman" style:font-name-asian="Calibri" style:font-name-complex="Times New Roman" style:font-weight-complex="bold" style:font-style-complex="italic"/>
    </style:style>
    <style:style style:name="TableCell18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88" style:parent-style-name="Textbody" style:family="paragraph">
      <style:paragraph-properties style:snap-to-layout-grid="false" fo:text-align="center"/>
      <style:text-properties fo:font-weight="bold" style:font-weight-asian="bold"/>
    </style:style>
    <style:style style:name="P189" style:parent-style-name="Textbody" style:family="paragraph">
      <style:paragraph-properties fo:text-align="center"/>
      <style:text-properties fo:font-weight="bold" style:font-weight-asian="bold" fo:font-style="italic" style:font-style-asian="italic"/>
    </style:style>
    <style:style style:name="P190" style:parent-style-name="Heading" style:family="paragraph">
      <style:paragraph-properties fo:keep-with-next="auto" fo:margin-top="0in" fo:margin-bottom="0in"/>
    </style:style>
    <style:style style:name="T191" style:parent-style-name="Основнойшрифтабзаца" style:family="text">
      <style:text-properties style:font-name="Times New Roman" style:font-name-complex="Times New Roman" fo:font-weight="bold" style:font-weight-asian="bold" fo:font-style="italic" style:font-style-asian="italic"/>
    </style:style>
    <style:style style:name="T192" style:parent-style-name="Основнойшрифтабзаца" style:family="text">
      <style:text-properties style:font-name="Times New Roman" style:font-name-complex="Times New Roman" fo:font-size="12pt" style:font-size-asian="12pt" style:font-size-complex="16pt"/>
    </style:style>
    <style:style style:name="T193" style:parent-style-name="Основнойшрифтабзаца" style:family="text">
      <style:text-properties fo:font-size="10pt" style:font-size-asian="10pt" style:font-size-complex="16pt"/>
    </style:style>
    <style:style style:name="T194" style:parent-style-name="Основнойшрифтабзаца" style:family="text">
      <style:text-properties fo:font-size="10pt" style:font-size-asian="10pt" style:font-size-complex="16pt"/>
    </style:style>
    <style:style style:name="T195" style:parent-style-name="Основнойшрифтабзаца" style:family="text">
      <style:text-properties fo:font-size="10pt" style:font-size-asian="10pt" style:font-size-complex="16pt"/>
    </style:style>
    <style:style style:name="T196" style:parent-style-name="Основнойшрифтабзаца" style:family="text">
      <style:text-properties fo:font-size="10pt" style:font-size-asian="10pt" style:font-size-complex="16pt"/>
    </style:style>
    <style:style style:name="T197" style:parent-style-name="Основнойшрифтабзаца" style:family="text">
      <style:text-properties fo:font-size="10pt" style:font-size-asian="10pt" style:font-size-complex="16pt"/>
    </style:style>
    <style:style style:name="T198" style:parent-style-name="Основнойшрифтабзаца" style:family="text">
      <style:text-properties fo:font-size="10pt" style:font-size-asian="10pt" style:font-size-complex="16pt"/>
    </style:style>
    <style:style style:name="T199" style:parent-style-name="Основнойшрифтабзаца" style:family="text">
      <style:text-properties fo:font-size="10pt" style:font-size-asian="10pt" style:font-size-complex="16pt"/>
    </style:style>
    <style:style style:name="T200" style:parent-style-name="Основнойшрифтабзаца" style:family="text">
      <style:text-properties fo:font-size="10pt" style:font-size-asian="10pt" style:font-size-complex="16pt"/>
    </style:style>
    <style:style style:name="T201" style:parent-style-name="Основнойшрифтабзаца" style:family="text">
      <style:text-properties fo:font-size="10pt" style:font-size-asian="10pt" style:font-size-complex="16pt"/>
    </style:style>
    <style:style style:name="T202" style:parent-style-name="Основнойшрифтабзаца" style:family="text">
      <style:text-properties fo:font-size="10pt" style:font-size-asian="10pt" style:font-size-complex="16pt"/>
    </style:style>
    <style:style style:name="T203" style:parent-style-name="Основнойшрифтабзаца" style:family="text">
      <style:text-properties fo:font-size="10pt" style:font-size-asian="10pt" style:font-size-complex="16pt"/>
    </style:style>
    <style:style style:name="T204" style:parent-style-name="Основнойшрифтабзаца" style:family="text">
      <style:text-properties fo:font-size="10pt" style:font-size-asian="10pt" style:font-size-complex="16pt"/>
    </style:style>
    <style:style style:name="T205" style:parent-style-name="Основнойшрифтабзаца" style:family="text">
      <style:text-properties fo:font-size="10pt" style:font-size-asian="10pt" style:font-size-complex="16pt"/>
    </style:style>
    <style:style style:name="T206" style:parent-style-name="Основнойшрифтабзаца" style:family="text">
      <style:text-properties fo:font-size="10pt" style:font-size-asian="10pt" style:font-size-complex="16pt"/>
    </style:style>
    <style:style style:name="T207" style:parent-style-name="Основнойшрифтабзаца" style:family="text">
      <style:text-properties fo:font-size="10pt" style:font-size-asian="10pt" style:font-size-complex="16pt"/>
    </style:style>
    <style:style style:name="T208" style:parent-style-name="Основнойшрифтабзаца" style:family="text">
      <style:text-properties fo:font-size="10pt" style:font-size-asian="10pt" style:font-size-complex="16pt"/>
    </style:style>
    <style:style style:name="T209" style:parent-style-name="Основнойшрифтабзаца" style:family="text">
      <style:text-properties fo:font-size="10pt" style:font-size-asian="10pt" style:font-size-complex="16pt"/>
    </style:style>
    <style:style style:name="T210" style:parent-style-name="Основнойшрифтабзаца" style:family="text">
      <style:text-properties fo:font-size="10pt" style:font-size-asian="10pt" style:font-size-complex="8pt"/>
    </style:style>
    <style:style style:name="T211" style:parent-style-name="Основнойшрифтабзаца" style:family="text">
      <style:text-properties fo:font-size="10pt" style:font-size-asian="10pt" style:font-size-complex="8pt"/>
    </style:style>
    <style:style style:name="T212" style:parent-style-name="Основнойшрифтабзаца" style:family="text">
      <style:text-properties fo:font-size="10pt" style:font-size-asian="10pt" style:font-size-complex="9pt"/>
    </style:style>
    <style:style style:name="T213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/>
    </style:style>
    <style:style style:name="P214" style:parent-style-name="Textbody" style:family="paragraph">
      <style:text-properties fo:font-size="14pt" style:font-size-asian="14pt" style:font-size-complex="14pt"/>
    </style:style>
    <style:style style:name="P215" style:parent-style-name="Textbody" style:family="paragraph">
      <style:text-properties fo:font-size="14pt" style:font-size-asian="14pt" style:font-size-complex="14pt"/>
    </style:style>
    <style:style style:name="T216" style:parent-style-name="Основнойшрифтабзаца" style:family="text">
      <style:text-properties style:font-size-complex="14pt" style:text-underline-type="single" style:text-underline-style="solid" style:text-underline-width="auto" style:text-underline-mode="continuous"/>
    </style:style>
    <style:style style:name="P217" style:parent-style-name="Standard" style:family="paragraph">
      <style:text-properties fo:font-weight="bold" style:font-weight-asian="bold" style:font-weight-complex="bold"/>
    </style:style>
    <style:style style:name="P218" style:parent-style-name="Heading" style:family="paragraph">
      <style:paragraph-properties fo:keep-with-next="auto" fo:margin-top="0in" fo:margin-bottom="0in"/>
    </style:style>
    <style:style style:name="T219" style:parent-style-name="Основнойшрифтабзаца" style:family="text">
      <style:text-properties style:font-name="Times New Roman" style:font-name-complex="Times New Roman"/>
    </style:style>
    <style:style style:name="T220" style:parent-style-name="Основнойшрифтабзаца2" style:family="text">
      <style:text-properties style:font-name="Times New Roman" style:font-name-complex="Times New Roman" fo:font-size="12pt" style:font-size-asian="12pt" style:font-size-complex="12pt"/>
    </style:style>
    <style:style style:name="T221" style:parent-style-name="Основнойшрифтабзаца2" style:family="text">
      <style:text-properties style:font-name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222" style:parent-style-name="Основнойшрифтабзаца2" style:family="text">
      <style:text-properties style:font-name="Times New Roman" style:font-name-complex="Times New Roman" fo:font-size="12pt" style:font-size-asian="12pt" style:font-size-complex="12pt"/>
    </style:style>
    <style:style style:name="T223" style:parent-style-name="Основнойшрифтабзаца" style:family="text">
      <style:text-properties fo:font-size="10pt" style:font-size-asian="10pt" style:font-size-complex="16pt"/>
    </style:style>
    <style:style style:name="T224" style:parent-style-name="Основнойшрифтабзаца" style:family="text">
      <style:text-properties fo:font-size="10pt" style:font-size-asian="10pt" style:font-size-complex="16pt"/>
    </style:style>
    <style:style style:name="T225" style:parent-style-name="Основнойшрифтабзаца" style:family="text">
      <style:text-properties fo:font-size="10pt" style:font-size-asian="10pt" style:font-size-complex="16pt"/>
    </style:style>
    <style:style style:name="T226" style:parent-style-name="Основнойшрифтабзаца" style:family="text">
      <style:text-properties fo:font-size="10pt" style:font-size-asian="10pt" style:font-size-complex="16pt"/>
    </style:style>
    <style:style style:name="T227" style:parent-style-name="Основнойшрифтабзаца" style:family="text">
      <style:text-properties fo:font-size="10pt" style:font-size-asian="10pt" style:font-size-complex="16pt"/>
    </style:style>
    <style:style style:name="T228" style:parent-style-name="Основнойшрифтабзаца" style:family="text">
      <style:text-properties fo:font-size="10pt" style:font-size-asian="10pt" style:font-size-complex="16pt"/>
    </style:style>
    <style:style style:name="T229" style:parent-style-name="Основнойшрифтабзаца" style:family="text">
      <style:text-properties fo:font-size="10pt" style:font-size-asian="10pt" style:font-size-complex="16pt"/>
    </style:style>
    <style:style style:name="T230" style:parent-style-name="Основнойшрифтабзаца" style:family="text">
      <style:text-properties fo:font-size="10pt" style:font-size-asian="10pt" style:font-size-complex="16pt"/>
    </style:style>
    <style:style style:name="T231" style:parent-style-name="Основнойшрифтабзаца" style:family="text">
      <style:text-properties fo:font-size="10pt" style:font-size-asian="10pt" style:font-size-complex="16pt"/>
    </style:style>
    <style:style style:name="T232" style:parent-style-name="Основнойшрифтабзаца" style:family="text">
      <style:text-properties fo:font-size="10pt" style:font-size-asian="10pt" style:font-size-complex="16pt"/>
    </style:style>
    <style:style style:name="T233" style:parent-style-name="Основнойшрифтабзаца" style:family="text">
      <style:text-properties fo:font-size="10pt" style:font-size-asian="10pt" style:font-size-complex="16pt"/>
    </style:style>
    <style:style style:name="T234" style:parent-style-name="Основнойшрифтабзаца" style:family="text">
      <style:text-properties fo:font-size="10pt" style:font-size-asian="10pt" style:font-size-complex="16pt"/>
    </style:style>
    <style:style style:name="T235" style:parent-style-name="Основнойшрифтабзаца" style:family="text">
      <style:text-properties fo:font-size="10pt" style:font-size-asian="10pt" style:font-size-complex="16pt"/>
    </style:style>
    <style:style style:name="T236" style:parent-style-name="Основнойшрифтабзаца" style:family="text">
      <style:text-properties fo:font-size="10pt" style:font-size-asian="10pt" style:font-size-complex="16pt"/>
    </style:style>
    <style:style style:name="T237" style:parent-style-name="Основнойшрифтабзаца" style:family="text">
      <style:text-properties fo:font-size="10pt" style:font-size-asian="10pt" style:font-size-complex="16pt"/>
    </style:style>
    <style:style style:name="T238" style:parent-style-name="Основнойшрифтабзаца" style:family="text">
      <style:text-properties fo:font-size="10pt" style:font-size-asian="10pt" style:font-size-complex="16pt"/>
    </style:style>
    <style:style style:name="T239" style:parent-style-name="Основнойшрифтабзаца" style:family="text">
      <style:text-properties fo:font-size="10pt" style:font-size-asian="10pt" style:font-size-complex="8pt"/>
    </style:style>
    <style:style style:name="T240" style:parent-style-name="Основнойшрифтабзаца" style:family="text">
      <style:text-properties fo:font-size="10pt" style:font-size-asian="10pt" style:font-size-complex="8pt"/>
    </style:style>
    <style:style style:name="T241" style:parent-style-name="Основнойшрифтабзаца" style:family="text">
      <style:text-properties fo:font-size="10pt" style:font-size-asian="10pt" style:font-size-complex="9pt"/>
    </style:style>
    <style:style style:name="P242" style:parent-style-name="Textbody" style:family="paragraph">
      <style:paragraph-properties fo:margin-bottom="0in" fo:line-height="200%" fo:margin-left="0.4916in" fo:text-indent="-0.4916in">
        <style:tab-stops/>
      </style:paragraph-properties>
    </style:style>
    <style:style style:name="T243" style:parent-style-name="Основнойшрифтабзаца" style:family="text">
      <style:text-properties style:font-name-asian="Times New Roman" style:font-name-complex="Times New Roman" fo:color="#000000"/>
    </style:style>
    <style:style style:name="T244" style:parent-style-name="Основнойшрифтабзаца" style:family="text">
      <style:text-properties style:font-name-asian="Times New Roman" style:font-name-complex="Times New Roman" fo:color="#000000"/>
    </style:style>
    <style:style style:name="T245" style:parent-style-name="Основнойшрифтабзаца" style:family="text">
      <style:text-properties style:font-name-asian="Times New Roman" style:font-name-complex="Times New Roman" fo:color="#000000"/>
    </style:style>
    <style:style style:name="T246" style:parent-style-name="Основнойшрифтабзаца" style:family="text">
      <style:text-properties style:font-name-asian="Times New Roman" style:font-name-complex="Times New Roman" fo:color="#000000"/>
    </style:style>
    <style:style style:name="T247" style:parent-style-name="Основнойшрифтабзаца" style:family="text">
      <style:text-properties style:font-name-asian="Times New Roman" style:font-name-complex="Times New Roman" fo:color="#000000"/>
    </style:style>
  </office:automatic-styles>
  <office:body>
    <office:text text:use-soft-page-breaks="true">
      <text:p text:style-name="P1">Ф-ОП-05.01-04</text:p>
      <text:p text:style-name="P2">АТТЕСТАЦИОННЫЙ ЛИСТ</text:p>
      <text:p text:style-name="P3"/>
      <text:p text:style-name="Standard"><text:span text:style-name="T4">Обучающийся</text:span><text:span text:style-name="T5"><text:s/>___________</text:span><text:span text:style-name="T6">Мамонов Антон Дмитриевич</text:span><text:span text:style-name="T7">_____________________</text:span></text:p>
      <text:p text:style-name="P8">(Фамилия Имя Отчество)</text:p>
      <text:p text:style-name="Standard"><text:span text:style-name="T9">Группа _</text:span><text:span text:style-name="T10">3ИСиП-19-1</text:span><text:span text:style-name="T11">___</text:span></text:p>
      <text:p text:style-name="Textbody"><text:span text:style-name="T12">Специальность: 09.02.07 Информационные системы и программирование</text:span></text:p>
      <text:p text:style-name="Textbody"><text:span text:style-name="T13">Квалификация:<text:s/></text:span><text:span text:style-name="T14">Специалист по тестированию в области информационных технологий</text:span></text:p>
      <text:p text:style-name="Textbody">________________________________________________________________________________</text:p>
      <text:p text:style-name="P15">Наименование базы практики (предприятие, организация, учреждение)</text:p>
      <text:list text:style-name="WW8Num1">
        <text:list-item text:start-value="1">
          <text:p text:style-name="P16"><text:span text:style-name="T17">ПМ</text:span><text:span text:style-name="T18">.01<text:s/></text:span><text:span text:style-name="T19">Р</text:span><text:span text:style-name="T20">азработка модулей програм</text:span><text:span text:style-name="T21">много обеспечения для компьютерных систем</text:span></text:p>
        </text:list-item>
      </text:list>
      <text:p text:style-name="P22"><text:span text:style-name="T23">Итоги практики</text:span></text:p>
      <text:p text:style-name="P24">Профессиональные компетенции</text:p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Сформированные профессиональные компетенции</text:p>
          </table:table-cell>
          <table:table-cell table:style-name="TableCell32">
            <text:p text:style-name="P33">Уровень освоения компетенций</text:p>
          </table:table-cell>
          <table:table-cell table:style-name="TableCell34">
            <text:p text:style-name="P35">Подпись руководителя</text:p>
          </table:table-cell>
        </table:table-row>
        <table:table-row table:style-name="TableRow36">
          <table:table-cell table:style-name="TableCell37">
            <text:p text:style-name="P38"><text:span text:style-name="T39">ПК 1.1.<text:s/></text:span><text:span text:style-name="T40">Формировать алгоритмы разработки программных модулей в<text:s/></text:span><text:span text:style-name="T41">соответствии с техническим заданием.</text:span></text:p>
          </table:table-cell>
          <table:table-cell table:style-name="TableCell42">
            <text:p text:style-name="P43">Освоена с оценкой</text:p>
            <text:p text:style-name="P44">___________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ПК<text:s/><text:span text:style-name="T50">1.2</text:span><text:span text:style-name="T51">.<text:s/></text:span><text:span text:style-name="T52">Разрабатывать программные модули в соответствии с техническим заданием.</text:span></text:p>
          </table:table-cell>
          <table:table-cell table:style-name="TableCell53">
            <text:p text:style-name="P54">Освоена с оценкой</text:p>
            <text:p text:style-name="P55">___________</text:p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>ПК<text:s/><text:span text:style-name="T61">1.3.</text:span><text:s/><text:span text:style-name="T62">Выполнять отладку программных модулей с<text:s/></text:span><text:span text:style-name="T63">использованием специализированных программных средств.</text:span></text:p>
          </table:table-cell>
          <table:table-cell table:style-name="TableCell64">
            <text:p text:style-name="P65">Освоена с оценкой</text:p>
            <text:p text:style-name="P66">___________</text:p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ПК 1.4 Выполнять тестирование программных модулей.</text:p>
          </table:table-cell>
          <table:table-cell table:style-name="TableCell72">
            <text:p text:style-name="P73">Освоена с оценкой</text:p>
            <text:p text:style-name="P74">___________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<text:span text:style-name="T80">ПК 1.5 Осуществлять рефакторинг и оптимизацию программного кода.</text:span></text:p>
          </table:table-cell>
          <table:table-cell table:style-name="TableCell81">
            <text:p text:style-name="P82">Освоена с<text:s/>оценкой</text:p>
            <text:p text:style-name="P83">___________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<text:span text:style-name="T89">ПК</text:span><text:span text:style-name="T90">1.6.</text:span><text:span text:style-name="T91"><text:s/></text:span><text:span text:style-name="T92">Разрабатывать модули программного обеспечения для мобильных платформ.</text:span></text:p>
          </table:table-cell>
          <table:table-cell table:style-name="TableCell93">
            <text:p text:style-name="P94">Освоена с оценкой</text:p>
            <text:p text:style-name="P95">___________</text:p>
          </table:table-cell>
          <table:table-cell table:style-name="TableCell96">
            <text:p text:style-name="P97"/>
          </table:table-cell>
        </table:table-row>
      </table:table>
      <text:p text:style-name="P98"/>
      <text:soft-page-break/>
      <text:p text:style-name="P99">Общие компетенции</text:p>
      <table:table table:style-name="Table100">
        <table:table-columns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Сформированные общие компетенции</text:p>
          </table:table-cell>
          <table:table-cell table:style-name="TableCell106">
            <text:p text:style-name="P107">Сформированность</text:p>
            <text:p text:style-name="P108">Да/Нет</text:p>
          </table:table-cell>
        </table:table-row>
        <table:table-row table:style-name="TableRow109">
          <table:table-cell table:style-name="TableCell110">
            <text:p text:style-name="P111"><text:span text:style-name="T112">ОК 01.<text:s/></text:span><text:span text:style-name="T113">Выбирать способы решения задач<text:s/></text:span><text:span text:style-name="T114">профессиональной деятельности, применительно к различным контекстам.</text:span></text:p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<text:span text:style-name="T120">ОК 02.<text:s/></text:span><text:span text:style-name="T121">Осуществлять поиск, анализ и интерпретацию информации, необходимой для выполнения задач профессиональной деятельности.</text:span></text:p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<text:span text:style-name="T127">ОК 03.<text:s/></text:span><text:span text:style-name="T128">Планировать и реализовывать собственное<text:s/></text:span><text:span text:style-name="T129">профессиональное и личностное развитие.</text:span></text:p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ОК 04. Работать в коллективе и команде, эффективно взаимодействовать с коллегами, руководством, клиентами.</text:p>
          </table:table-cell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>
            <text:p text:style-name="P139">ОК 05. Осуществлять устную и письменную коммуникацию на государственном языке с учетом<text:s/>особенностей социального и культурного контекста.</text:p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<text:span text:style-name="T145">ОК 06.<text:s/></text:span><text:span text:style-name="T146">Проявлять гражданско-патриотическую позицию, демонстрировать осознанное поведение на основе традиционных общечеловеческих ценностей.</text:span></text:p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><text:span text:style-name="T152">ОК 07.<text:s/></text:span><text:span text:style-name="T153">Содействовать сохранению окружающей среды,<text:s/></text:span><text:span text:style-name="T154">ресурсосбережению, эффективно действовать в чрезвычайных ситуациях.</text:span></text:p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<text:span text:style-name="T160">ОК 08.<text:s/></text:span><text:span text:style-name="T161">Использовать средства физической культуры для сохранения и укрепления здоровья в процессе профессиональной деятельности и поддержания необходимого уровня физической<text:s/></text:span><text:span text:style-name="T162">подготовленности.</text:span></text:p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><text:span text:style-name="T168">ОК 09.<text:s/></text:span><text:span text:style-name="T169">Использовать информационные технологии в профессиональной деятельности.</text:span></text:p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<text:span text:style-name="T175">ОК 10.<text:s/></text:span><text:span text:style-name="T176">Пользоваться профессиональной документацией на государственном и иностранном языке.</text:span></text:p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><text:span text:style-name="T182">ОК 11.</text:span><text:span text:style-name="T183"><text:s/></text:span><text:span text:style-name="T184">Планировать предпринимательскую</text:span><text:span text:style-name="T185"><text:s/></text:span><text:span text:style-name="T186">деятельность в профессиональной сфере.</text:span></text:p>
          </table:table-cell>
          <table:table-cell table:style-name="TableCell187">
            <text:p text:style-name="P188"/>
          </table:table-cell>
        </table:table-row>
      </table:table>
      <text:p text:style-name="P189"/>
      <text:p text:style-name="P190"><text:span text:style-name="T191">Руководитель практики от предприятия</text:span><text:span text:style-name="T192">_______________ <text:s/>____________________</text:span></text:p>
      <text:p text:style-name="Standard"><text:span text:style-name="T193"><text:tab/></text:span><text:span text:style-name="T194"><text:tab/></text:span><text:span text:style-name="T195"><text:tab/></text:span><text:span text:style-name="T196"><text:tab/></text:span><text:span text:style-name="T197"><text:tab/></text:span><text:span text:style-name="T198"><text:tab/></text:span><text:span text:style-name="T199"><text:tab/></text:span><text:span text:style-name="T200"><text:tab/></text:span><text:span text:style-name="T201"><text:tab/></text:span><text:span text:style-name="T202"><text:tab/></text:span><text:span text:style-name="T203"><text:tab/></text:span><text:span text:style-name="T204"><text:tab/></text:span><text:span text:style-name="T205"><text:tab/></text:span><text:span text:style-name="T206"><text:tab/></text:span><text:span text:style-name="T207"><text:tab/></text:span><text:span text:style-name="T208"><text:tab/></text:span><text:span text:style-name="T209"><text:s text:c="71"/></text:span><text:span text:style-name="T210">(Подпись)</text:span><text:span text:style-name="T211"><text:tab/></text:span><text:span text:style-name="T212">(Фамилия Имя Отчество)</text:span></text:p>
      <text:p text:style-name="Textbody"><text:span text:style-name="T213"><text:tab/></text:span>«__»<text:s/>июня<text:s/>2022<text:s/>г.</text:p>
      <text:p text:style-name="P214">М.П.</text:p>
      <text:p text:style-name="P215"/>
      <text:p text:style-name="Standard">Обучающийся _____<text:span text:style-name="T216"><text:s/>Мамонов Антон Дмитриевич</text:span><text:s/>____________________</text:p>
      <text:p text:style-name="Standard"/>
      <text:p text:style-name="Standard">за производственную практику заслуживает оценку _________________________</text:p>
      <text:p text:style-name="P217"/>
      <text:p text:style-name="P218"><text:span text:style-name="T219">Руководитель практики от НРТК____________<text:s/></text:span><text:s text:c="4"/><text:span text:style-name="T220">_</text:span><text:span text:style-name="T221">Алексеева Зинаида Петровна</text:span><text:span text:style-name="T222">_</text:span></text:p>
      <text:p text:style-name="Standard"><text:span text:style-name="T223"><text:tab/></text:span><text:span text:style-name="T224"><text:tab/></text:span><text:span text:style-name="T225"><text:tab/></text:span><text:span text:style-name="T226"><text:tab/></text:span><text:span text:style-name="T227"><text:tab/></text:span><text:span text:style-name="T228"><text:tab/></text:span><text:span text:style-name="T229"><text:tab/></text:span><text:span text:style-name="T230"><text:tab/></text:span><text:span text:style-name="T231"><text:tab/></text:span><text:span text:style-name="T232"><text:tab/></text:span><text:span text:style-name="T233"><text:tab/></text:span><text:span text:style-name="T234"><text:tab/></text:span><text:span text:style-name="T235"><text:tab/></text:span><text:span text:style-name="T236"><text:tab/></text:span><text:span text:style-name="T237"><text:tab/></text:span><text:span text:style-name="T238"><text:tab/><text:s text:c="45"/></text:span><text:span text:style-name="T239">(Подпись)</text:span><text:span text:style-name="T240"><text:tab/><text:s text:c="8"/></text:span><text:span text:style-name="T241">(Фамилия Имя Отчество)</text:span></text:p>
      <text:p text:style-name="P242"><text:span text:style-name="T243">«__»<text:s/></text:span><text:span text:style-name="T244">июня</text:span><text:span text:style-name="T245"><text:s/>202</text:span><text:span text:style-name="T246">2</text:span><text:span text:style-name="T247"><text:s/>г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imbus Roman No9 L" svg:font-family="Nimbus Roman No9 L" style:font-family-generic="roman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Названиеобъекта1" style:display-name="Название объекта1" style:family="paragraph" style:parent-style-name="Standard" style:next-style-name="Standard">
      <style:paragraph-properties fo:widows="2" fo:orphans="2" fo:text-align="center"/>
      <style:text-properties style:font-name-asian="Times New Roman" style:font-size-complex="10pt"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Основнойшрифтабзаца2" style:display-name="Основной шрифт абзаца2" style:family="text"/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Основнойшрифтабзаца1" style:display-name="Основной шрифт абзаца1" style:family="text"/>
    <text:list-style style:name="WW8Num1" style:display-name="WW8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ton</meta:initial-creator>
    <dc:creator>Anton</dc:creator>
    <meta:creation-date>2022-06-20T18:56:00Z</meta:creation-date>
    <dc:date>2022-06-27T12:43:00Z</dc:date>
    <meta:template xlink:href="Normal.dotm" xlink:type="simple"/>
    <meta:editing-cycles>4</meta:editing-cycles>
    <meta:editing-duration>PT420S</meta:editing-duration>
    <meta:document-statistic meta:page-count="2" meta:paragraph-count="6" meta:word-count="482" meta:character-count="3228" meta:row-count="22" meta:non-whitespace-character-count="2752"/>
  </office:meta>
</office:document-meta>
</file>